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m refinamento el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style-name="ce7" office:value-type="string" calcext:value-type="string" table:number-columns-spanned="16" table:number-rows-spanned="1">
            <text:p>ELITE 15</text:p>
          </table:table-cell>
          <table:covered-table-cell table:number-columns-repeated="15"/>
          <table:table-cell table:style-name="ce7" office:value-type="string" calcext:value-type="string" table:number-columns-spanned="4" table:number-rows-spanned="1">
            <text:p>ELITE 30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ag_nGen1000_popSize100_aisleRate10</text:p>
          </table:table-cell>
          <table:table-cell office:value-type="string" calcext:value-type="string">
            <text:p>ag_nGen1000_popSize100_aisleRate15</text:p>
          </table:table-cell>
          <table:table-cell office:value-type="string" calcext:value-type="string">
            <text:p>ag_nGen1000_popSize100_aisleRate20</text:p>
          </table:table-cell>
          <table:table-cell office:value-type="string" calcext:value-type="string">
            <text:p>ag_nGen1000_popSize100_aisleRate25</text:p>
          </table:table-cell>
          <table:table-cell office:value-type="string" calcext:value-type="string">
            <text:p>ag_nGen1000_popSize200_aisleRate10</text:p>
          </table:table-cell>
          <table:table-cell office:value-type="string" calcext:value-type="string">
            <text:p>ag_nGen1000_popSize200_aisleRate15</text:p>
          </table:table-cell>
          <table:table-cell office:value-type="string" calcext:value-type="string">
            <text:p>ag_nGen1000_popSize200_aisleRate20</text:p>
          </table:table-cell>
          <table:table-cell office:value-type="string" calcext:value-type="string">
            <text:p>ag_nGen1000_popSize200_aisleRate25</text:p>
          </table:table-cell>
          <table:table-cell office:value-type="string" calcext:value-type="string">
            <text:p>ag_nGen1000_popSize50_aisleRate10</text:p>
          </table:table-cell>
          <table:table-cell office:value-type="string" calcext:value-type="string">
            <text:p>ag_nGen1000_popSize50_aisleRate15</text:p>
          </table:table-cell>
          <table:table-cell office:value-type="string" calcext:value-type="string">
            <text:p>ag_nGen1000_popSize50_aisleRate20</text:p>
          </table:table-cell>
          <table:table-cell office:value-type="string" calcext:value-type="string">
            <text:p>ag_nGen1000_popSize50_aisleRate25</text:p>
          </table:table-cell>
          <table:table-cell office:value-type="string" calcext:value-type="string">
            <text:p>ag_nGen1000_popSize500_aisleRate10</text:p>
          </table:table-cell>
          <table:table-cell office:value-type="string" calcext:value-type="string">
            <text:p>ag_nGen1000_popSize500_aisleRate15</text:p>
          </table:table-cell>
          <table:table-cell office:value-type="string" calcext:value-type="string">
            <text:p>ag_nGen1000_popSize500_aisleRate20</text:p>
          </table:table-cell>
          <table:table-cell office:value-type="string" calcext:value-type="string">
            <text:p>ag_nGen1000_popSize500_aisleRate25</text:p>
          </table:table-cell>
          <table:table-cell table:number-columns-repeated="2" office:value-type="string" calcext:value-type="string">
            <text:p>ag_nGen1000_popSize100_aisleRate10</text:p>
          </table:table-cell>
          <table:table-cell office:value-type="string" calcext:value-type="string">
            <text:p>ag_nGen1000_popSize50_aisleRate10</text:p>
          </table:table-cell>
          <table:table-cell office:value-type="string" calcext:value-type="string">
            <text:p>ag_nGen1000_popSize50_aisleRate15</text:p>
          </table:table-cell>
        </table:table-row>
        <table:table-row table:style-name="ro1">
          <table:table-cell office:value-type="string" calcext:value-type="string">
            <text:p>instance_0001</text:p>
          </table:table-cell>
          <table:table-cell table:number-columns-repeated="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tance_0002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tance_0003</text:p>
          </table:table-cell>
          <table:table-cell table:number-columns-repeated="9" office:value-type="float" office:value="12" calcext:value-type="float">
            <text:p>12</text:p>
          </table:table-cell>
          <table:table-cell office:value-type="float" office:value="11.25" calcext:value-type="float">
            <text:p>11,25</text:p>
          </table:table-cell>
          <table:table-cell office:value-type="float" office:value="8.5" calcext:value-type="float">
            <text:p>8,5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1.25" calcext:value-type="float">
            <text:p>11,2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tance_0004</text:p>
          </table:table-cell>
          <table:table-cell table:number-columns-repeated="11" office:value-type="float" office:value="3.5" calcext:value-type="float">
            <text:p>3,5</text:p>
          </table:table-cell>
          <table:table-cell office:value-type="float" office:value="3.25" calcext:value-type="float">
            <text:p>3,25</text:p>
          </table:table-cell>
          <table:table-cell table:number-columns-repeated="3" office:value-type="float" office:value="3.5" calcext:value-type="float">
            <text:p>3,5</text:p>
          </table:table-cell>
          <table:table-cell office:value-type="float" office:value="2.85714285714286" calcext:value-type="float">
            <text:p>2,85714285714286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instance_0005</text:p>
          </table:table-cell>
          <table:table-cell table:style-name="ce3" office:value-type="float" office:value="176.875" calcext:value-type="float">
            <text:p>176,875</text:p>
          </table:table-cell>
          <table:table-cell office:value-type="float" office:value="156.944444444444" calcext:value-type="float">
            <text:p>156,944444444444</text:p>
          </table:table-cell>
          <table:table-cell office:value-type="float" office:value="155.2" calcext:value-type="float">
            <text:p>155,2</text:p>
          </table:table-cell>
          <table:table-cell office:value-type="float" office:value="153.681818181818" calcext:value-type="float">
            <text:p>153,681818181818</text:p>
          </table:table-cell>
          <table:table-cell office:value-type="float" office:value="153.2" calcext:value-type="float">
            <text:p>153,2</text:p>
          </table:table-cell>
          <table:table-cell office:value-type="float" office:value="163.1" calcext:value-type="float">
            <text:p>163,1</text:p>
          </table:table-cell>
          <table:table-cell office:value-type="float" office:value="144.75" calcext:value-type="float">
            <text:p>144,75</text:p>
          </table:table-cell>
          <table:table-cell office:value-type="float" office:value="132" calcext:value-type="float">
            <text:p>132</text:p>
          </table:table-cell>
          <table:table-cell office:value-type="float" office:value="153.777777777778" calcext:value-type="float">
            <text:p>153,777777777778</text:p>
          </table:table-cell>
          <table:table-cell office:value-type="float" office:value="154.416666666667" calcext:value-type="float">
            <text:p>154,416666666667</text:p>
          </table:table-cell>
          <table:table-cell office:value-type="float" office:value="144.111111111111" calcext:value-type="float">
            <text:p>144,111111111111</text:p>
          </table:table-cell>
          <table:table-cell table:style-name="ce3" office:value-type="float" office:value="157.47619047619" calcext:value-type="float">
            <text:p>157,47619047619</text:p>
          </table:table-cell>
          <table:table-cell office:value-type="float" office:value="113.111111111111" calcext:value-type="float">
            <text:p>113,111111111111</text:p>
          </table:table-cell>
          <table:table-cell office:value-type="float" office:value="109.647058823529" calcext:value-type="float">
            <text:p>109,647058823529</text:p>
          </table:table-cell>
          <table:table-cell office:value-type="float" office:value="104.52" calcext:value-type="float">
            <text:p>104,52</text:p>
          </table:table-cell>
          <table:table-cell office:value-type="float" office:value="102.666666666667" calcext:value-type="float">
            <text:p>102,666666666667</text:p>
          </table:table-cell>
          <table:table-cell office:value-type="float" office:value="176.875" calcext:value-type="float">
            <text:p>176,875</text:p>
          </table:table-cell>
          <table:table-cell office:value-type="float" office:value="157.85" calcext:value-type="float">
            <text:p>157,85</text:p>
          </table:table-cell>
          <table:table-cell office:value-type="float" office:value="145" calcext:value-type="float">
            <text:p>145</text:p>
          </table:table-cell>
          <table:table-cell office:value-type="float" office:value="174.5" calcext:value-type="float">
            <text:p>174,5</text:p>
          </table:table-cell>
        </table:table-row>
        <table:table-row table:style-name="ro1">
          <table:table-cell office:value-type="string" calcext:value-type="string">
            <text:p>instance_0006</text:p>
          </table:table-cell>
          <table:table-cell table:style-name="ce3" office:value-type="float" office:value="558" calcext:value-type="float">
            <text:p>558</text:p>
          </table:table-cell>
          <table:table-cell office:value-type="float" office:value="296.454545454545" calcext:value-type="float">
            <text:p>296,454545454545</text:p>
          </table:table-cell>
          <table:table-cell office:value-type="float" office:value="259.466666666667" calcext:value-type="float">
            <text:p>259,466666666667</text:p>
          </table:table-cell>
          <table:table-cell office:value-type="float" office:value="185.333333333333" calcext:value-type="float">
            <text:p>185,333333333333</text:p>
          </table:table-cell>
          <table:table-cell office:value-type="float" office:value="407.75" calcext:value-type="float">
            <text:p>407,75</text:p>
          </table:table-cell>
          <table:table-cell office:value-type="float" office:value="255.071428571429" calcext:value-type="float">
            <text:p>255,071428571429</text:p>
          </table:table-cell>
          <table:table-cell office:value-type="float" office:value="198.444444444444" calcext:value-type="float">
            <text:p>198,444444444444</text:p>
          </table:table-cell>
          <table:table-cell office:value-type="float" office:value="157.608695652174" calcext:value-type="float">
            <text:p>157,608695652174</text:p>
          </table:table-cell>
          <table:table-cell table:style-name="ce3" office:value-type="float" office:value="638" calcext:value-type="float">
            <text:p>638</text:p>
          </table:table-cell>
          <table:table-cell office:value-type="float" office:value="484" calcext:value-type="float">
            <text:p>484</text:p>
          </table:table-cell>
          <table:table-cell office:value-type="float" office:value="419.8" calcext:value-type="float">
            <text:p>419,8</text:p>
          </table:table-cell>
          <table:table-cell office:value-type="float" office:value="296.083333333333" calcext:value-type="float">
            <text:p>296,083333333333</text:p>
          </table:table-cell>
          <table:table-cell office:value-type="float" office:value="363.666666666667" calcext:value-type="float">
            <text:p>363,666666666667</text:p>
          </table:table-cell>
          <table:table-cell office:value-type="float" office:value="227.2" calcext:value-type="float">
            <text:p>227,2</text:p>
          </table:table-cell>
          <table:table-cell office:value-type="float" office:value="176.909090909091" calcext:value-type="float">
            <text:p>176,909090909091</text:p>
          </table:table-cell>
          <table:table-cell office:value-type="float" office:value="134.206896551724" calcext:value-type="float">
            <text:p>134,206896551724</text:p>
          </table:table-cell>
          <table:table-cell office:value-type="float" office:value="450.6" calcext:value-type="float">
            <text:p>450,6</text:p>
          </table:table-cell>
          <table:table-cell office:value-type="float" office:value="300.363636363636" calcext:value-type="float">
            <text:p>300,363636363636</text:p>
          </table:table-cell>
          <table:table-cell office:value-type="float" office:value="572" calcext:value-type="float">
            <text:p>572</text:p>
          </table:table-cell>
          <table:table-cell office:value-type="float" office:value="419.166666666667" calcext:value-type="float">
            <text:p>419,166666666667</text:p>
          </table:table-cell>
        </table:table-row>
        <table:table-row table:style-name="ro1">
          <table:table-cell office:value-type="string" calcext:value-type="string">
            <text:p>instance_0007</text:p>
          </table:table-cell>
          <table:table-cell table:style-name="ce3" office:value-type="float" office:value="379.5" calcext:value-type="float">
            <text:p>379,5</text:p>
          </table:table-cell>
          <table:table-cell office:value-type="float" office:value="334.833333333333" calcext:value-type="float">
            <text:p>334,833333333333</text:p>
          </table:table-cell>
          <table:table-cell office:value-type="float" office:value="229.230769230769" calcext:value-type="float">
            <text:p>229,230769230769</text:p>
          </table:table-cell>
          <table:table-cell office:value-type="float" office:value="214.933333333333" calcext:value-type="float">
            <text:p>214,933333333333</text:p>
          </table:table-cell>
          <table:table-cell office:value-type="float" office:value="353.5" calcext:value-type="float">
            <text:p>353,5</text:p>
          </table:table-cell>
          <table:table-cell office:value-type="float" office:value="273.5" calcext:value-type="float">
            <text:p>273,5</text:p>
          </table:table-cell>
          <table:table-cell office:value-type="float" office:value="191.7" calcext:value-type="float">
            <text:p>191,7</text:p>
          </table:table-cell>
          <table:table-cell office:value-type="float" office:value="148.36" calcext:value-type="float">
            <text:p>148,36</text:p>
          </table:table-cell>
          <table:table-cell table:style-name="ce3"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office:value-type="float" office:value="328.4" calcext:value-type="float">
            <text:p>328,4</text:p>
          </table:table-cell>
          <table:table-cell office:value-type="float" office:value="280.571428571429" calcext:value-type="float">
            <text:p>280,571428571429</text:p>
          </table:table-cell>
          <table:table-cell office:value-type="float" office:value="292.666666666667" calcext:value-type="float">
            <text:p>292,666666666667</text:p>
          </table:table-cell>
          <table:table-cell office:value-type="float" office:value="210.428571428571" calcext:value-type="float">
            <text:p>210,428571428571</text:p>
          </table:table-cell>
          <table:table-cell office:value-type="float" office:value="188.15" calcext:value-type="float">
            <text:p>188,15</text:p>
          </table:table-cell>
          <table:table-cell office:value-type="float" office:value="128.233333333333" calcext:value-type="float">
            <text:p>128,233333333333</text:p>
          </table:table-cell>
          <table:table-cell office:value-type="float" office:value="384.25" calcext:value-type="float">
            <text:p>384,25</text:p>
          </table:table-cell>
          <table:table-cell office:value-type="float" office:value="308.166666666667" calcext:value-type="float">
            <text:p>308,166666666667</text:p>
          </table:table-cell>
          <table:table-cell office:value-type="float" office:value="383" calcext:value-type="float">
            <text:p>38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instance_0008</text:p>
          </table:table-cell>
          <table:table-cell office:value-type="float" office:value="147.375" calcext:value-type="float">
            <text:p>147,375</text:p>
          </table:table-cell>
          <table:table-cell table:style-name="ce3" office:value-type="float" office:value="155.666666666667" calcext:value-type="float">
            <text:p>155,666666666667</text:p>
          </table:table-cell>
          <table:table-cell office:value-type="float" office:value="150.888888888889" calcext:value-type="float">
            <text:p>150,888888888889</text:p>
          </table:table-cell>
          <table:table-cell office:value-type="float" office:value="154.941176470588" calcext:value-type="float">
            <text:p>154,941176470588</text:p>
          </table:table-cell>
          <table:table-cell office:value-type="float" office:value="97.2608695652174" calcext:value-type="float">
            <text:p>97,2608695652174</text:p>
          </table:table-cell>
          <table:table-cell office:value-type="float" office:value="154.6875" calcext:value-type="float">
            <text:p>154,6875</text:p>
          </table:table-cell>
          <table:table-cell table:style-name="ce3" office:value-type="float" office:value="156.833333333333" calcext:value-type="float">
            <text:p>156,833333333333</text:p>
          </table:table-cell>
          <table:table-cell office:value-type="float" office:value="152.444444444444" calcext:value-type="float">
            <text:p>152,444444444444</text:p>
          </table:table-cell>
          <table:table-cell office:value-type="float" office:value="134.5" calcext:value-type="float">
            <text:p>134,5</text:p>
          </table:table-cell>
          <table:table-cell office:value-type="float" office:value="145.588235294118" calcext:value-type="float">
            <text:p>145,588235294118</text:p>
          </table:table-cell>
          <table:table-cell office:value-type="float" office:value="144.882352941176" calcext:value-type="float">
            <text:p>144,882352941176</text:p>
          </table:table-cell>
          <table:table-cell office:value-type="float" office:value="152.944444444444" calcext:value-type="float">
            <text:p>152,944444444444</text:p>
          </table:table-cell>
          <table:table-cell office:value-type="float" office:value="72.5" calcext:value-type="float">
            <text:p>72,5</text:p>
          </table:table-cell>
          <table:table-cell office:value-type="float" office:value="103.384615384615" calcext:value-type="float">
            <text:p>103,384615384615</text:p>
          </table:table-cell>
          <table:table-cell office:value-type="float" office:value="109.230769230769" calcext:value-type="float">
            <text:p>109,230769230769</text:p>
          </table:table-cell>
          <table:table-cell office:value-type="float" office:value="92.7666666666667" calcext:value-type="float">
            <text:p>92,7666666666667</text:p>
          </table:table-cell>
          <table:table-cell office:value-type="float" office:value="152.647058823529" calcext:value-type="float">
            <text:p>152,647058823529</text:p>
          </table:table-cell>
          <table:table-cell office:value-type="float" office:value="156.333333333333" calcext:value-type="float">
            <text:p>156,333333333333</text:p>
          </table:table-cell>
          <table:table-cell office:value-type="float" office:value="145.789473684211" calcext:value-type="float">
            <text:p>145,789473684211</text:p>
          </table:table-cell>
          <table:table-cell office:value-type="float" office:value="152.428571428571" calcext:value-type="float">
            <text:p>152,428571428571</text:p>
          </table:table-cell>
        </table:table-row>
        <table:table-row table:style-name="ro1">
          <table:table-cell office:value-type="string" calcext:value-type="string">
            <text:p>instance_0009</text:p>
          </table:table-cell>
          <table:table-cell office:value-type="float" office:value="3.25" calcext:value-type="float">
            <text:p>3,25</text:p>
          </table:table-cell>
          <table:table-cell office:value-type="float" office:value="4.41666666666667" calcext:value-type="float">
            <text:p>4,41666666666667</text:p>
          </table:table-cell>
          <table:table-cell office:value-type="float" office:value="3.85714285714286" calcext:value-type="float">
            <text:p>3,85714285714286</text:p>
          </table:table-cell>
          <table:table-cell office:value-type="float" office:value="3.48148148148148" calcext:value-type="float">
            <text:p>3,48148148148148</text:p>
          </table:table-cell>
          <table:table-cell table:style-name="ce3" office:value-type="float" office:value="97.2608695652174" calcext:value-type="float">
            <text:p>97,2608695652174</text:p>
          </table:table-cell>
          <table:table-cell office:value-type="float" office:value="4" calcext:value-type="float">
            <text:p>4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3.35897435897436" calcext:value-type="float">
            <text:p>3,35897435897436</text:p>
          </table:table-cell>
          <table:table-cell table:style-name="ce3" office:value-type="float" office:value="134.5" calcext:value-type="float">
            <text:p>134,5</text:p>
          </table:table-cell>
          <table:table-cell office:value-type="float" office:value="3.17647058823529" calcext:value-type="float">
            <text:p>3,17647058823529</text:p>
          </table:table-cell>
          <table:table-cell office:value-type="float" office:value="3.78571428571429" calcext:value-type="float">
            <text:p>3,78571428571429</text:p>
          </table:table-cell>
          <table:table-cell office:value-type="float" office:value="2.97297297297297" calcext:value-type="float">
            <text:p>2,97297297297297</text:p>
          </table:table-cell>
          <table:table-cell office:value-type="float" office:value="72.5" calcext:value-type="float">
            <text:p>72,5</text:p>
          </table:table-cell>
          <table:table-cell office:value-type="float" office:value="4.07692307692308" calcext:value-type="float">
            <text:p>4,07692307692308</text:p>
          </table:table-cell>
          <table:table-cell office:value-type="float" office:value="3.9047619047619" calcext:value-type="float">
            <text:p>3,9047619047619</text:p>
          </table:table-cell>
          <table:table-cell office:value-type="float" office:value="3.81481481481482" calcext:value-type="float">
            <text:p>3,81481481481482</text:p>
          </table:table-cell>
          <table:table-cell office:value-type="float" office:value="152.647058823529" calcext:value-type="float">
            <text:p>152,647058823529</text:p>
          </table:table-cell>
          <table:table-cell office:value-type="float" office:value="3.70588235294118" calcext:value-type="float">
            <text:p>3,70588235294118</text:p>
          </table:table-cell>
          <table:table-cell office:value-type="float" office:value="145.789473684211" calcext:value-type="float">
            <text:p>145,789473684211</text:p>
          </table:table-cell>
          <table:table-cell office:value-type="float" office:value="2.86206896551724" calcext:value-type="float">
            <text:p>2,86206896551724</text:p>
          </table:table-cell>
        </table:table-row>
        <table:table-row table:style-name="ro1">
          <table:table-cell office:value-type="string" calcext:value-type="string">
            <text:p>instance_0010</text:p>
          </table:table-cell>
          <table:table-cell office:value-type="float" office:value="3.25" calcext:value-type="float">
            <text:p>3,25</text:p>
          </table:table-cell>
          <table:table-cell office:value-type="float" office:value="14.3492063492064" calcext:value-type="float">
            <text:p>14,3492063492064</text:p>
          </table:table-cell>
          <table:table-cell office:value-type="float" office:value="14.9756097560976" calcext:value-type="float">
            <text:p>14,9756097560976</text:p>
          </table:table-cell>
          <table:table-cell office:value-type="float" office:value="14.8717948717949" calcext:value-type="float">
            <text:p>14,8717948717949</text:p>
          </table:table-cell>
          <table:table-cell office:value-type="float" office:value="9.95081967213115" calcext:value-type="float">
            <text:p>9,95081967213115</text:p>
          </table:table-cell>
          <table:table-cell office:value-type="float" office:value="14.9230769230769" calcext:value-type="float">
            <text:p>14,9230769230769</text:p>
          </table:table-cell>
          <table:table-cell table:style-name="ce3" office:value-type="float" office:value="15.1592920353982" calcext:value-type="float">
            <text:p>15,1592920353982</text:p>
          </table:table-cell>
          <table:table-cell office:value-type="float" office:value="14.9655172413793" calcext:value-type="float">
            <text:p>14,9655172413793</text:p>
          </table:table-cell>
          <table:table-cell office:value-type="float" office:value="13.9705882352941" calcext:value-type="float">
            <text:p>13,9705882352941</text:p>
          </table:table-cell>
          <table:table-cell office:value-type="float" office:value="14.6666666666667" calcext:value-type="float">
            <text:p>14,6666666666667</text:p>
          </table:table-cell>
          <table:table-cell office:value-type="float" office:value="14.8514851485149" calcext:value-type="float">
            <text:p>14,8514851485149</text:p>
          </table:table-cell>
          <table:table-cell table:style-name="ce3" office:value-type="float" office:value="15.3626373626374" calcext:value-type="float">
            <text:p>15,3626373626374</text:p>
          </table:table-cell>
          <table:table-cell office:value-type="float" office:value="10.8095238095238" calcext:value-type="float">
            <text:p>10,8095238095238</text:p>
          </table:table-cell>
          <table:table-cell office:value-type="float" office:value="12.6516853932584" calcext:value-type="float">
            <text:p>12,6516853932584</text:p>
          </table:table-cell>
          <table:table-cell office:value-type="float" office:value="12.8771929824561" calcext:value-type="float">
            <text:p>12,8771929824561</text:p>
          </table:table-cell>
          <table:table-cell office:value-type="float" office:value="12.698275862069" calcext:value-type="float">
            <text:p>12,698275862069</text:p>
          </table:table-cell>
          <table:table-cell office:value-type="float" office:value="13.3454545454545" calcext:value-type="float">
            <text:p>13,3454545454545</text:p>
          </table:table-cell>
          <table:table-cell office:value-type="float" office:value="14.8395061728395" calcext:value-type="float">
            <text:p>14,8395061728395</text:p>
          </table:table-cell>
          <table:table-cell office:value-type="float" office:value="14.8666666666667" calcext:value-type="float">
            <text:p>14,8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tance_0011</text:p>
          </table:table-cell>
          <table:table-cell office:value-type="float" office:value="13.4848484848485" calcext:value-type="float">
            <text:p>13,4848484848485</text:p>
          </table:table-cell>
          <table:table-cell office:value-type="float" office:value="13.8" calcext:value-type="float">
            <text:p>13,8</text:p>
          </table:table-cell>
          <table:table-cell office:value-type="float" office:value="13.3220338983051" calcext:value-type="float">
            <text:p>13,3220338983051</text:p>
          </table:table-cell>
          <table:table-cell office:value-type="float" office:value="13.5882352941176" calcext:value-type="float">
            <text:p>13,5882352941176</text:p>
          </table:table-cell>
          <table:table-cell office:value-type="float" office:value="12.2790697674419" calcext:value-type="float">
            <text:p>12,2790697674419</text:p>
          </table:table-cell>
          <table:table-cell office:value-type="float" office:value="13.9090909090909" calcext:value-type="float">
            <text:p>13,9090909090909</text:p>
          </table:table-cell>
          <table:table-cell table:style-name="ce3" office:value-type="float" office:value="14.2131147540984" calcext:value-type="float">
            <text:p>14,2131147540984</text:p>
          </table:table-cell>
          <table:table-cell office:value-type="float" office:value="13.5822784810127" calcext:value-type="float">
            <text:p>13,5822784810127</text:p>
          </table:table-cell>
          <table:table-cell table:style-name="ce3" office:value-type="float" office:value="13.9705882352941" calcext:value-type="float">
            <text:p>13,9705882352941</text:p>
          </table:table-cell>
          <table:table-cell office:value-type="float" office:value="13.5714285714286" calcext:value-type="float">
            <text:p>13,5714285714286</text:p>
          </table:table-cell>
          <table:table-cell office:value-type="float" office:value="13.0652173913043" calcext:value-type="float">
            <text:p>13,0652173913043</text:p>
          </table:table-cell>
          <table:table-cell office:value-type="float" office:value="13.6867469879518" calcext:value-type="float">
            <text:p>13,6867469879518</text:p>
          </table:table-cell>
          <table:table-cell office:value-type="float" office:value="10.921875" calcext:value-type="float">
            <text:p>10,921875</text:p>
          </table:table-cell>
          <table:table-cell office:value-type="float" office:value="12.6379310344828" calcext:value-type="float">
            <text:p>12,6379310344828</text:p>
          </table:table-cell>
          <table:table-cell office:value-type="float" office:value="11.7882352941176" calcext:value-type="float">
            <text:p>11,7882352941176</text:p>
          </table:table-cell>
          <table:table-cell office:value-type="float" office:value="12.0183486238532" calcext:value-type="float">
            <text:p>12,0183486238532</text:p>
          </table:table-cell>
          <table:table-cell office:value-type="float" office:value="13.3454545454545" calcext:value-type="float">
            <text:p>13,3454545454545</text:p>
          </table:table-cell>
          <table:table-cell office:value-type="float" office:value="13.9636363636364" calcext:value-type="float">
            <text:p>13,9636363636364</text:p>
          </table:table-cell>
          <table:table-cell office:value-type="float" office:value="14.8666666666667" calcext:value-type="float">
            <text:p>14,8666666666667</text:p>
          </table:table-cell>
          <table:table-cell office:value-type="float" office:value="13.5384615384615" calcext:value-type="float">
            <text:p>13,5384615384615</text:p>
          </table:table-cell>
        </table:table-row>
        <table:table-row table:style-name="ro1">
          <table:table-cell office:value-type="string" calcext:value-type="string">
            <text:p>instance_0012</text:p>
          </table:table-cell>
          <table:table-cell table:number-columns-repeated="3" office:value-type="float" office:value="9.83333333333333" calcext:value-type="float">
            <text:p>9,8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9.83333333333333" calcext:value-type="float">
            <text:p>9,83333333333333</text:p>
          </table:table-cell>
          <table:table-cell table:style-name="ce3" office:value-type="float" office:value="11.25" calcext:value-type="float">
            <text:p>11,25</text:p>
          </table:table-cell>
          <table:table-cell office:value-type="float" office:value="9.83333333333333" calcext:value-type="float">
            <text:p>9,83333333333333</text:p>
          </table:table-cell>
          <table:table-cell office:value-type="float" office:value="9.71428571428571" calcext:value-type="float">
            <text:p>9,71428571428571</text:p>
          </table:table-cell>
          <table:table-cell table:style-name="ce3" office:value-type="float" office:value="10.25" calcext:value-type="float">
            <text:p>10,25</text:p>
          </table:table-cell>
          <table:table-cell office:value-type="float" office:value="8.75" calcext:value-type="float">
            <text:p>8,75</text:p>
          </table:table-cell>
          <table:table-cell office:value-type="float" office:value="8" calcext:value-type="float">
            <text:p>8</text:p>
          </table:table-cell>
          <table:table-cell office:value-type="float" office:value="6.14285714285714" calcext:value-type="float">
            <text:p>6,14285714285714</text:p>
          </table:table-cell>
          <table:table-cell office:value-type="float" office:value="11.25" calcext:value-type="float">
            <text:p>11,25</text:p>
          </table:table-cell>
          <table:table-cell office:value-type="float" office:value="9.83333333333333" calcext:value-type="float">
            <text:p>9,83333333333333</text:p>
          </table:table-cell>
          <table:table-cell office:value-type="float" office:value="9.71428571428571" calcext:value-type="float">
            <text:p>9,71428571428571</text:p>
          </table:table-cell>
          <table:table-cell office:value-type="float" office:value="9.11111111111111" calcext:value-type="float">
            <text:p>9,11111111111111</text:p>
          </table:table-cell>
          <table:table-cell office:value-type="float" office:value="9.83333333333333" calcext:value-type="float">
            <text:p>9,83333333333333</text:p>
          </table:table-cell>
          <table:table-cell table:number-columns-repeated="2" office:value-type="float" office:value="11.25" calcext:value-type="float">
            <text:p>11,25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instance_0013</text:p>
          </table:table-cell>
          <table:table-cell office:value-type="float" office:value="83.9444444444444" calcext:value-type="float">
            <text:p>83,9444444444444</text:p>
          </table:table-cell>
          <table:table-cell office:value-type="float" office:value="76.96" calcext:value-type="float">
            <text:p>76,96</text:p>
          </table:table-cell>
          <table:table-cell office:value-type="float" office:value="63.2608695652174" calcext:value-type="float">
            <text:p>63,2608695652174</text:p>
          </table:table-cell>
          <table:table-cell office:value-type="float" office:value="59.3035714285714" calcext:value-type="float">
            <text:p>59,3035714285714</text:p>
          </table:table-cell>
          <table:table-cell office:value-type="float" office:value="75.8181818181818" calcext:value-type="float">
            <text:p>75,8181818181818</text:p>
          </table:table-cell>
          <table:table-cell office:value-type="float" office:value="62.35" calcext:value-type="float">
            <text:p>62,35</text:p>
          </table:table-cell>
          <table:table-cell office:value-type="float" office:value="60.4489795918367" calcext:value-type="float">
            <text:p>60,4489795918367</text:p>
          </table:table-cell>
          <table:table-cell office:value-type="float" office:value="50.3164556962025" calcext:value-type="float">
            <text:p>50,3164556962025</text:p>
          </table:table-cell>
          <table:table-cell table:style-name="ce3" office:value-type="float" office:value="91.8235294117647" calcext:value-type="float">
            <text:p>91,8235294117647</text:p>
          </table:table-cell>
          <table:table-cell table:style-name="ce3" office:value-type="float" office:value="90.8823529411765" calcext:value-type="float">
            <text:p>90,8823529411765</text:p>
          </table:table-cell>
          <table:table-cell office:value-type="float" office:value="74.5862068965517" calcext:value-type="float">
            <text:p>74,5862068965517</text:p>
          </table:table-cell>
          <table:table-cell office:value-type="float" office:value="63.9130434782609" calcext:value-type="float">
            <text:p>63,9130434782609</text:p>
          </table:table-cell>
          <table:table-cell office:value-type="float" office:value="67.5555555555556" calcext:value-type="float">
            <text:p>67,5555555555556</text:p>
          </table:table-cell>
          <table:table-cell office:value-type="float" office:value="57.5416666666667" calcext:value-type="float">
            <text:p>57,5416666666667</text:p>
          </table:table-cell>
          <table:table-cell office:value-type="float" office:value="50.8181818181818" calcext:value-type="float">
            <text:p>50,8181818181818</text:p>
          </table:table-cell>
          <table:table-cell office:value-type="float" office:value="47.746835443038" calcext:value-type="float">
            <text:p>47,746835443038</text:p>
          </table:table-cell>
          <table:table-cell office:value-type="float" office:value="78.2173913043478" calcext:value-type="float">
            <text:p>78,2173913043478</text:p>
          </table:table-cell>
          <table:table-cell office:value-type="float" office:value="66.962962962963" calcext:value-type="float">
            <text:p>66,962962962963</text:p>
          </table:table-cell>
          <table:table-cell office:value-type="float" office:value="89.7647058823529" calcext:value-type="float">
            <text:p>89,7647058823529</text:p>
          </table:table-cell>
          <table:table-cell office:value-type="float" office:value="80.6666666666667" calcext:value-type="float">
            <text:p>80,6666666666667</text:p>
          </table:table-cell>
        </table:table-row>
        <table:table-row table:style-name="ro1">
          <table:table-cell office:value-type="string" calcext:value-type="string">
            <text:p>instance_0014</text:p>
          </table:table-cell>
          <table:table-cell office:value-type="float" office:value="105.909090909091" calcext:value-type="float">
            <text:p>105,909090909091</text:p>
          </table:table-cell>
          <table:table-cell office:value-type="float" office:value="86.6744186046512" calcext:value-type="float">
            <text:p>86,6744186046512</text:p>
          </table:table-cell>
          <table:table-cell office:value-type="float" office:value="81.7543859649123" calcext:value-type="float">
            <text:p>81,7543859649123</text:p>
          </table:table-cell>
          <table:table-cell office:value-type="float" office:value="73.1052631578947" calcext:value-type="float">
            <text:p>73,1052631578947</text:p>
          </table:table-cell>
          <table:table-cell office:value-type="float" office:value="89.6764705882353" calcext:value-type="float">
            <text:p>89,6764705882353</text:p>
          </table:table-cell>
          <table:table-cell office:value-type="float" office:value="84.1333333333333" calcext:value-type="float">
            <text:p>84,1333333333333</text:p>
          </table:table-cell>
          <table:table-cell office:value-type="float" office:value="74.8805970149254" calcext:value-type="float">
            <text:p>74,8805970149254</text:p>
          </table:table-cell>
          <table:table-cell office:value-type="float" office:value="68.1954022988506" calcext:value-type="float">
            <text:p>68,1954022988506</text:p>
          </table:table-cell>
          <table:table-cell table:style-name="ce3" office:value-type="float" office:value="119.428571428571" calcext:value-type="float">
            <text:p>119,428571428571</text:p>
          </table:table-cell>
          <table:table-cell table:style-name="ce3" office:value-type="float" office:value="108.368421052632" calcext:value-type="float">
            <text:p>108,368421052632</text:p>
          </table:table-cell>
          <table:table-cell office:value-type="float" office:value="92.5777777777778" calcext:value-type="float">
            <text:p>92,5777777777778</text:p>
          </table:table-cell>
          <table:table-cell office:value-type="float" office:value="83.5079365079365" calcext:value-type="float">
            <text:p>83,5079365079365</text:p>
          </table:table-cell>
          <table:table-cell office:value-type="float" office:value="91.2758620689655" calcext:value-type="float">
            <text:p>91,2758620689655</text:p>
          </table:table-cell>
          <table:table-cell office:value-type="float" office:value="79.6666666666667" calcext:value-type="float">
            <text:p>79,6666666666667</text:p>
          </table:table-cell>
          <table:table-cell office:value-type="float" office:value="71.0819672131148" calcext:value-type="float">
            <text:p>71,0819672131148</text:p>
          </table:table-cell>
          <table:table-cell office:value-type="float" office:value="68.037037037037" calcext:value-type="float">
            <text:p>68,037037037037</text:p>
          </table:table-cell>
          <table:table-cell office:value-type="float" office:value="100.866666666667" calcext:value-type="float">
            <text:p>100,866666666667</text:p>
          </table:table-cell>
          <table:table-cell office:value-type="float" office:value="88.9111111111111" calcext:value-type="float">
            <text:p>88,9111111111111</text:p>
          </table:table-cell>
          <table:table-cell office:value-type="float" office:value="111.190476190476" calcext:value-type="float">
            <text:p>111,190476190476</text:p>
          </table:table-cell>
          <table:table-cell office:value-type="float" office:value="99.875" calcext:value-type="float">
            <text:p>99,875</text:p>
          </table:table-cell>
        </table:table-row>
        <table:table-row table:style-name="ro1">
          <table:table-cell office:value-type="string" calcext:value-type="string">
            <text:p>instance_0015</text:p>
          </table:table-cell>
          <table:table-cell table:style-name="ce3" office:value-type="float" office:value="96.8" calcext:value-type="float">
            <text:p>96,8</text:p>
          </table:table-cell>
          <table:table-cell office:value-type="float" office:value="81.35" calcext:value-type="float">
            <text:p>81,35</text:p>
          </table:table-cell>
          <table:table-cell office:value-type="float" office:value="74.0645161290323" calcext:value-type="float">
            <text:p>74,0645161290323</text:p>
          </table:table-cell>
          <table:table-cell office:value-type="float" office:value="54.7966101694915" calcext:value-type="float">
            <text:p>54,7966101694915</text:p>
          </table:table-cell>
          <table:table-cell office:value-type="float" office:value="79.5555555555556" calcext:value-type="float">
            <text:p>79,5555555555556</text:p>
          </table:table-cell>
          <table:table-cell office:value-type="float" office:value="66.9655172413793" calcext:value-type="float">
            <text:p>66,9655172413793</text:p>
          </table:table-cell>
          <table:table-cell office:value-type="float" office:value="57.2926829268293" calcext:value-type="float">
            <text:p>57,2926829268293</text:p>
          </table:table-cell>
          <table:table-cell office:value-type="float" office:value="47.8730158730159" calcext:value-type="float">
            <text:p>47,8730158730159</text:p>
          </table:table-cell>
          <table:table-cell table:style-name="ce3" office:value-type="float" office:value="98.8181818181818" calcext:value-type="float">
            <text:p>98,8181818181818</text:p>
          </table:table-cell>
          <table:table-cell office:value-type="float" office:value="95.5625" calcext:value-type="float">
            <text:p>95,5625</text:p>
          </table:table-cell>
          <table:table-cell office:value-type="float" office:value="81.4814814814815" calcext:value-type="float">
            <text:p>81,4814814814815</text:p>
          </table:table-cell>
          <table:table-cell office:value-type="float" office:value="65.0540540540541" calcext:value-type="float">
            <text:p>65,0540540540541</text:p>
          </table:table-cell>
          <table:table-cell office:value-type="float" office:value="66.037037037037" calcext:value-type="float">
            <text:p>66,037037037037</text:p>
          </table:table-cell>
          <table:table-cell office:value-type="float" office:value="60.9142857142857" calcext:value-type="float">
            <text:p>60,9142857142857</text:p>
          </table:table-cell>
          <table:table-cell office:value-type="float" office:value="50.4202898550725" calcext:value-type="float">
            <text:p>50,4202898550725</text:p>
          </table:table-cell>
          <table:table-cell office:value-type="float" office:value="44.9459459459459" calcext:value-type="float">
            <text:p>44,9459459459459</text:p>
          </table:table-cell>
          <table:table-cell office:value-type="float" office:value="91.1333333333333" calcext:value-type="float">
            <text:p>91,1333333333333</text:p>
          </table:table-cell>
          <table:table-cell office:value-type="float" office:value="75.1724137931034" calcext:value-type="float">
            <text:p>75,1724137931034</text:p>
          </table:table-cell>
          <table:table-cell office:value-type="float" office:value="104.75" calcext:value-type="float">
            <text:p>104,75</text:p>
          </table:table-cell>
          <table:table-cell office:value-type="float" office:value="88.9333333333333" calcext:value-type="float">
            <text:p>88,9333333333333</text:p>
          </table:table-cell>
        </table:table-row>
        <table:table-row table:style-name="ro1">
          <table:table-cell office:value-type="string" calcext:value-type="string">
            <text:p>instance_001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nstance_0017</text:p>
          </table:table-cell>
          <table:table-cell table:number-columns-repeated="20"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instance_0018</text:p>
          </table:table-cell>
          <table:table-cell office:value-type="float" office:value="116.6" calcext:value-type="float">
            <text:p>116,6</text:p>
          </table:table-cell>
          <table:table-cell office:value-type="float" office:value="117.2" calcext:value-type="float">
            <text:p>117,2</text:p>
          </table:table-cell>
          <table:table-cell office:value-type="float" office:value="115.6" calcext:value-type="float">
            <text:p>115,6</text:p>
          </table:table-cell>
          <table:table-cell office:value-type="float" office:value="114.6" calcext:value-type="float">
            <text:p>114,6</text:p>
          </table:table-cell>
          <table:table-cell table:number-columns-repeated="5" office:value-type="float" office:value="117.2" calcext:value-type="float">
            <text:p>117,2</text:p>
          </table:table-cell>
          <table:table-cell office:value-type="float" office:value="115.4" calcext:value-type="float">
            <text:p>115,4</text:p>
          </table:table-cell>
          <table:table-cell office:value-type="float" office:value="114.8" calcext:value-type="float">
            <text:p>114,8</text:p>
          </table:table-cell>
          <table:table-cell office:value-type="float" office:value="113.2" calcext:value-type="float">
            <text:p>113,2</text:p>
          </table:table-cell>
          <table:table-cell table:number-columns-repeated="5" office:value-type="float" office:value="117.2" calcext:value-type="float">
            <text:p>117,2</text:p>
          </table:table-cell>
          <table:table-cell office:value-type="float" office:value="115" calcext:value-type="float">
            <text:p>115</text:p>
          </table:table-cell>
          <table:table-cell office:value-type="float" office:value="115.4" calcext:value-type="float">
            <text:p>115,4</text:p>
          </table:table-cell>
          <table:table-cell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instance_0019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float" office:value="202" calcext:value-type="float">
            <text:p>202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3" office:value-type="float" office:value="202" calcext:value-type="float">
            <text:p>202</text:p>
          </table:table-cell>
          <table:table-cell office:value-type="float" office:value="143.5" calcext:value-type="float">
            <text:p>143,5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instance_0020</text:p>
          </table:table-cell>
          <table:table-cell table:number-columns-repeated="2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4" table:formula="of:=AVERAGE([.B3:.B22])" office:value-type="float" office:value="102.791085858586" calcext:value-type="float">
            <text:p>102,791085858586</text:p>
          </table:table-cell>
          <table:table-cell table:formula="of:=AVERAGE([.C3:.C22])" office:value-type="float" office:value="85.4741307426423" calcext:value-type="float">
            <text:p>85,4741307426423</text:p>
          </table:table-cell>
          <table:table-cell table:formula="of:=AVERAGE([.D3:.D22])" office:value-type="float" office:value="75.0227108145183" calcext:value-type="float">
            <text:p>75,0227108145183</text:p>
          </table:table-cell>
          <table:table-cell table:formula="of:=AVERAGE([.E3:.E22])" office:value-type="float" office:value="69.3818308861212" calcext:value-type="float">
            <text:p>69,3818308861212</text:p>
          </table:table-cell>
          <table:table-cell table:style-name="ce4" table:formula="of:=AVERAGE([.F3:.F22])" office:value-type="float" office:value="93.2142584932657" calcext:value-type="float">
            <text:p>93,2142584932657</text:p>
          </table:table-cell>
          <table:table-cell table:formula="of:=AVERAGE([.G3:.G22])" office:value-type="float" office:value="79.1044973489155" calcext:value-type="float">
            <text:p>79,1044973489155</text:p>
          </table:table-cell>
          <table:table-cell table:formula="of:=AVERAGE([.H3:.H22])" office:value-type="float" office:value="70.2600110939321" calcext:value-type="float">
            <text:p>70,2600110939321</text:p>
          </table:table-cell>
          <table:table-cell table:style-name="ce5" table:formula="of:=AVERAGE([.I3:.I22])" office:value-type="float" office:value="63.830953488017" calcext:value-type="float">
            <text:p>63,830953488017</text:p>
          </table:table-cell>
          <table:table-cell table:style-name="ce4" table:formula="of:=AVERAGE([.J3:.J22])" office:value-type="float" office:value="112.811961845344" calcext:value-type="float">
            <text:p>112,811961845344</text:p>
          </table:table-cell>
          <table:table-cell table:style-name="ce4" table:formula="of:=AVERAGE([.K3:.K22])" office:value-type="float" office:value="97.5816370890462" calcext:value-type="float">
            <text:p>97,5816370890462</text:p>
          </table:table-cell>
          <table:table-cell table:formula="of:=AVERAGE([.L3:.L22])" office:value-type="float" office:value="88.7420673516816" calcext:value-type="float">
            <text:p>88,7420673516816</text:p>
          </table:table-cell>
          <table:table-cell table:formula="of:=AVERAGE([.M3:.M22])" office:value-type="float" office:value="79.2832822666033" calcext:value-type="float">
            <text:p>79,2832822666033</text:p>
          </table:table-cell>
          <table:table-cell table:formula="of:=AVERAGE([.N3:.N22])" office:value-type="float" office:value="82.5247148957763" calcext:value-type="float">
            <text:p>82,5247148957763</text:p>
          </table:table-cell>
          <table:table-cell table:style-name="ce5" table:formula="of:=AVERAGE([.O3:.O22])" office:value-type="float" office:value="68.3091368761166" calcext:value-type="float">
            <text:p>68,3091368761166</text:p>
          </table:table-cell>
          <table:table-cell table:style-name="ce5" table:formula="of:=AVERAGE([.P3:.P22])" office:value-type="float" office:value="63.3807387460925" calcext:value-type="float">
            <text:p>63,3807387460925</text:p>
          </table:table-cell>
          <table:table-cell table:style-name="ce5" table:formula="of:=AVERAGE([.Q3:.Q22])" office:value-type="float" office:value="53.7651537456701" calcext:value-type="float">
            <text:p>53,7651537456701</text:p>
          </table:table-cell>
          <table:table-cell table:style-name="ce11" table:formula="of:=AVERAGE([.R3:.R22])" office:value-type="float" office:value="105.098037568782" calcext:value-type="float">
            <text:p>105,098037568782</text:p>
          </table:table-cell>
          <table:table-cell table:style-name="ce11" table:formula="of:=AVERAGE([.S3:.S22])" office:value-type="float" office:value="82.4884574560116" calcext:value-type="float">
            <text:p>82,4884574560116</text:p>
          </table:table-cell>
          <table:table-cell table:style-name="ce11" table:formula="of:=AVERAGE([.T3:.T22])" office:value-type="float" office:value="110.708373138729" calcext:value-type="float">
            <text:p>110,708373138729</text:p>
          </table:table-cell>
          <table:table-cell table:style-name="ce11" table:formula="of:=AVERAGE([.U3:.U22])" office:value-type="float" office:value="95.0935384299608" calcext:value-type="float">
            <text:p>95,0935384299608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aisleRate</text:p>
          </table:table-cell>
          <table:table-cell table:style-name="ce2" office:value-type="string" calcext:value-type="string">
            <text:p>~10</text:p>
          </table:table-cell>
          <table:table-cell table:style-name="ce2" office:value-type="string" calcext:value-type="string">
            <text:p>~15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popSize</text:p>
          </table:table-cell>
          <table:table-cell table:style-name="ce2" office:value-type="string" calcext:value-type="string">
            <text:p>~50</text:p>
          </table:table-cell>
          <table:table-cell table:style-name="ce2" office:value-type="string" calcext:value-type="string">
            <text:p>~10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nGen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com refinamen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0:11:21.4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3:38:39.095000000</meta:creation-date>
    <dc:date>2025-02-11T10:21:49.903000000</dc:date>
    <meta:editing-duration>PT10H18M</meta:editing-duration>
    <meta:editing-cycles>5</meta:editing-cycles>
    <meta:generator>LibreOffice/24.8.4.2$Windows_X86_64 LibreOffice_project/bb3cfa12c7b1bf994ecc5649a80400d06cd71002</meta:generator>
    <meta:document-statistic meta:table-count="2" meta:cell-count="474" meta:object-count="0"/>
  </office:meta>
</office:document-meta>
</file>